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2">
      <style:text-properties fo:font-size="12pt" officeooo:rsid="0038bfb5" officeooo:paragraph-rsid="0038bfb5" style:font-size-asian="12pt" style:font-size-complex="12pt"/>
    </style:style>
    <style:style style:name="P2" style:family="paragraph" style:parent-style-name="Text_20_body" style:list-style-name="L3">
      <style:text-properties fo:font-size="12pt" officeooo:rsid="0038bfb5" officeooo:paragraph-rsid="0038bfb5" style:font-size-asian="12pt" style:font-size-complex="12pt"/>
    </style:style>
    <style:style style:name="P3" style:family="paragraph" style:parent-style-name="Text_20_body" style:list-style-name="L4">
      <style:text-properties fo:font-size="12pt" officeooo:rsid="0038bfb5" officeooo:paragraph-rsid="0038bfb5" style:font-size-asian="12pt" style:font-size-complex="12pt"/>
    </style:style>
    <style:style style:name="P4" style:family="paragraph" style:parent-style-name="Text_20_body" style:list-style-name="L5">
      <style:text-properties fo:font-size="12pt" officeooo:rsid="0038bfb5" officeooo:paragraph-rsid="0038bfb5" style:font-size-asian="12pt" style:font-size-complex="12pt"/>
    </style:style>
    <style:style style:name="P5" style:family="paragraph" style:parent-style-name="Text_20_body" style:list-style-name="L6">
      <style:text-properties officeooo:rsid="0039638b" officeooo:paragraph-rsid="0039638b"/>
    </style:style>
    <style:style style:name="P6" style:family="paragraph" style:parent-style-name="Text_20_body" style:list-style-name="L7">
      <style:text-properties officeooo:rsid="003a1572" officeooo:paragraph-rsid="003a1572"/>
    </style:style>
    <style:style style:name="P7" style:family="paragraph" style:parent-style-name="Text_20_body" style:list-style-name="L8">
      <style:text-properties officeooo:rsid="003a9397" officeooo:paragraph-rsid="003a9397"/>
    </style:style>
    <style:style style:name="P8" style:family="paragraph" style:parent-style-name="Text_20_body" style:list-style-name="L9">
      <style:text-properties officeooo:rsid="003c6b41" officeooo:paragraph-rsid="003c6b41"/>
    </style:style>
    <style:style style:name="P9" style:family="paragraph" style:parent-style-name="Title">
      <style:text-properties fo:font-size="18pt" officeooo:rsid="0038bfb5" officeooo:paragraph-rsid="0038bfb5" style:font-size-asian="18pt" style:font-size-complex="18pt"/>
    </style:style>
    <style:style style:name="P10" style:family="paragraph" style:parent-style-name="Heading_20_1">
      <style:text-properties fo:font-size="12pt" officeooo:rsid="0038bfb5" officeooo:paragraph-rsid="0038bfb5" style:font-size-asian="12pt" style:font-size-complex="12pt"/>
    </style:style>
    <style:style style:name="P11" style:family="paragraph" style:parent-style-name="Heading_20_1">
      <style:text-properties officeooo:rsid="0039638b" officeooo:paragraph-rsid="0039638b"/>
    </style:style>
    <style:style style:name="P12" style:family="paragraph" style:parent-style-name="Heading_20_1">
      <style:text-properties officeooo:rsid="003a9397" officeooo:paragraph-rsid="003a9397"/>
    </style:style>
    <style:style style:name="P13" style:family="paragraph" style:parent-style-name="Heading_20_3">
      <style:text-properties fo:font-size="12pt" officeooo:rsid="0038bfb5" officeooo:paragraph-rsid="0038bfb5" style:font-size-asian="12pt" style:font-size-complex="12pt"/>
    </style:style>
    <style:style style:name="P14" style:family="paragraph" style:parent-style-name="Heading_20_3">
      <style:text-properties officeooo:rsid="0039638b" officeooo:paragraph-rsid="0039638b"/>
    </style:style>
    <style:style style:name="P15" style:family="paragraph" style:parent-style-name="Heading_20_3">
      <style:text-properties officeooo:rsid="003a1572" officeooo:paragraph-rsid="003a1572"/>
    </style:style>
    <style:style style:name="P16" style:family="paragraph" style:parent-style-name="Heading_20_3">
      <style:text-properties officeooo:rsid="003a9397" officeooo:paragraph-rsid="003a9397"/>
    </style:style>
    <style:style style:name="P17" style:family="paragraph" style:parent-style-name="Heading_20_3">
      <style:text-properties officeooo:rsid="003c6b41" officeooo:paragraph-rsid="003c6b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1 Team 3</text:p>
      <text:h text:style-name="P10" text:outline-level="1">Most frequent terms in the corpus with tf</text:h>
      <text:h text:style-name="P13" text:outline-level="3">FreeMind</text:h>
      <text:list xml:id="list7660778436632810416" text:style-name="L2">
        <text:list-item>
          <text:p text:style-name="P1">('node', 9463)</text:p>
        </text:list-item>
        <text:list-item>
          <text:p text:style-name="P1">('map', 6835)</text:p>
        </text:list-item>
        <text:list-item>
          <text:p text:style-name="P1">('string', 5980)</text:p>
        </text:list-item>
        <text:list-item>
          <text:p text:style-name="P1">('action', 5600)</text:p>
        </text:list-item>
        <text:list-item>
          <text:p text:style-name="P1">('set', 4839)</text:p>
        </text:list-item>
        <text:list-item>
          <text:p text:style-name="P1">('control', 4399)</text:p>
        </text:list-item>
        <text:list-item>
          <text:p text:style-name="P1">('mind', 3717)</text:p>
        </text:list-item>
        <text:list-item>
          <text:p text:style-name="P1">('view', 2890)</text:p>
        </text:list-item>
        <text:list-item>
          <text:p text:style-name="P1">('select', 2745)</text:p>
        </text:list-item>
        <text:list-item>
          <text:p text:style-name="P1">('name', 2710)</text:p>
        </text:list-item>
      </text:list>
      <text:h text:style-name="P13" text:outline-level="3">Weka</text:h>
      <text:list xml:id="list1496097736589231865" text:style-name="L3">
        <text:list-item>
          <text:p text:style-name="P2">('set', 28090)</text:p>
        </text:list-item>
        <text:list-item>
          <text:p text:style-name="P2">('string', 27302)</text:p>
        </text:list-item>
        <text:list-item>
          <text:p text:style-name="P2">('instanc', 26212)</text:p>
        </text:list-item>
        <text:list-item>
          <text:p text:style-name="P2">('valu', 24211)</text:p>
        </text:list-item>
        <text:list-item>
          <text:p text:style-name="P2">('option', 18234)</text:p>
        </text:list-item>
        <text:list-item>
          <text:p text:style-name="P2">('attribut', 17423)</text:p>
        </text:list-item>
        <text:list-item>
          <text:p text:style-name="P2">('return', 16781)</text:p>
        </text:list-item>
        <text:list-item>
          <text:p text:style-name="P2">('class', 16447)</text:p>
        </text:list-item>
        <text:list-item>
          <text:p text:style-name="P2">('result', 15788)</text:p>
        </text:list-item>
        <text:list-item>
          <text:p text:style-name="P2">('name', 15548)</text:p>
        </text:list-item>
      </text:list>
      <text:h text:style-name="P10" text:outline-level="1">Highest document frequency</text:h>
      <text:h text:style-name="P13" text:outline-level="3">FreeMind</text:h>
      <text:list xml:id="list1205290546163744047" text:style-name="L4">
        <text:list-item>
          <text:p text:style-name="P3">('free', 489)</text:p>
        </text:list-item>
        <text:list-item>
          <text:p text:style-name="P3">('modifi', 487)</text:p>
        </text:list-item>
        <text:list-item>
          <text:p text:style-name="P3">('thi', 487)</text:p>
        </text:list-item>
        <text:list-item>
          <text:p text:style-name="P3">('version', 487)</text:p>
        </text:list-item>
        <text:list-item>
          <text:p text:style-name="P3">('write', 487)</text:p>
        </text:list-item>
        <text:list-item>
          <text:p text:style-name="P3">('copyright', 487)</text:p>
        </text:list-item>
        <text:list-item>
          <text:p text:style-name="P3">('public', 486)</text:p>
        </text:list-item>
        <text:list-item>
          <text:p text:style-name="P3">('softwar', 486)</text:p>
        </text:list-item>
        <text:list-item>
          <text:p text:style-name="P3">('purpos', 485)</text:p>
        </text:list-item>
        <text:list-item>
          <text:p text:style-name="P3">('later', 485)</text:p>
        </text:list-item>
      </text:list>
      <text:h text:style-name="P13" text:outline-level="3"><text:soft-page-break/>Weka</text:h>
      <text:list xml:id="list6475339778304857363" text:style-name="L5">
        <text:list-item>
          <text:p text:style-name="P4">('thi', 1640)</text:p>
        </text:list-item>
        <text:list-item>
          <text:p text:style-name="P4">('ani', 1639)</text:p>
        </text:list-item>
        <text:list-item>
          <text:p text:style-name="P4">('http', 1638)</text:p>
        </text:list-item>
        <text:list-item>
          <text:p text:style-name="P4">('gener', 1637)</text:p>
        </text:list-item>
        <text:list-item>
          <text:p text:style-name="P4">('www', 1630)</text:p>
        </text:list-item>
        <text:list-item>
          <text:p text:style-name="P4">('org', 1626)</text:p>
        </text:list-item>
        <text:list-item>
          <text:p text:style-name="P4">('java', 1620)</text:p>
        </text:list-item>
        <text:list-item>
          <text:p text:style-name="P4">('new', 1467)</text:p>
        </text:list-item>
        <text:list-item>
          <text:p text:style-name="P4">('distribut', 1390)</text:p>
        </text:list-item>
        <text:list-item>
          <text:p text:style-name="P4">('version', 1385)</text:p>
        </text:list-item>
      </text:list>
      <text:h text:style-name="P11" text:outline-level="1">Documents with highest number of unique terms</text:h>
      <text:h text:style-name="P14" text:outline-level="3">FreeMind</text:h>
      <text:list xml:id="list8937925822856270450" text:style-name="L6">
        <text:list-item>
          <text:p text:style-name="P5">('freemind/freemind/modes/mindmapmode/MindMapController.java', 9229)</text:p>
        </text:list-item>
        <text:list-item>
          <text:p text:style-name="P5">('freemind/plugins/map/FreeMindMapController.java', 9082)</text:p>
        </text:list-item>
        <text:list-item>
          <text:p text:style-name="P5">('freemind/freemind/controller/Controller.java', 7431)</text:p>
        </text:list-item>
      </text:list>
      <text:h text:style-name="P15" text:outline-level="3">Weka</text:h>
      <text:list xml:id="list2827087411256201605" text:style-name="L7">
        <text:list-item>
          <text:p text:style-name="P6">('weka-3-7-13/src/main/java/weka/gui/beans/KnowledgeFlowApp.java', 25151)</text:p>
        </text:list-item>
        <text:list-item>
          <text:p text:style-name="P6">('weka-3-7-13/src/main/java/weka/classifiers/bayes/net/GUI.java', 13246)</text:p>
        </text:list-item>
        <text:list-item>
          <text:p text:style-name="P6">('weka-3-7-13/src/main/java/weka/classifiers/evaluation/Evaluation.java', 12987)</text:p>
        </text:list-item>
      </text:list>
      <text:h text:style-name="P12" text:outline-level="1">Documents with the least amount of unique terms</text:h>
      <text:h text:style-name="P16" text:outline-level="3">FreeMind</text:h>
      <text:list xml:id="list6276238465025250310" text:style-name="L8">
        <text:list-item>
          <text:p text:style-name="P7">('freemind/freemind/modes/IconInformation.java', 22)</text:p>
        </text:list-item>
        <text:list-item>
          <text:p text:style-name="P7">('freemind/freemind/modes/common/plugins/NodeNoteBase.java', 77)</text:p>
        </text:list-item>
        <text:list-item>
          <text:p text:style-name="P7">('freemind/freemind/modes/mindmapmode/actions/HookAction.java', 79)</text:p>
        </text:list-item>
      </text:list>
      <text:h text:style-name="P17" text:outline-level="3">Weka</text:h>
      <text:list xml:id="list4473932721562789378" text:style-name="L9">
        <text:list-item>
          <text:p text:style-name="P8">('weka-3-7-13/src/main/java/weka/core/json/sym.java', 33)</text:p>
        </text:list-item>
        <text:list-item>
          <text:p text:style-name="P8">('weka-3-7-13/src/main/java/weka/core/expressionlanguage/parser/sym.java', 38)</text:p>
        </text:list-item>
        <text:list-item>
          <text:p text:style-name="P8">('weka-3-7-13/src/main/java/weka/core/pmml/jaxbbindings/package-info.java', 42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5-07-13T16:03:32.009428977</meta:creation-date>
    <dc:date>2016-02-04T14:53:18.305058712</dc:date>
    <dc:creator>Juan </dc:creator>
    <meta:editing-duration>PT7H16M43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2" meta:paragraph-count="65" meta:word-count="194" meta:character-count="1739" meta:non-whitespace-character-count="1662"/>
  </office:meta>
</office:document-meta>
</file>